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2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Pint of tap water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spam mail picked up by filter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short e-mail from phone to phone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short e-mail from laptop to laptop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ng email that takes 10 minutes to write and 3 minutes to read, sent from laptop to laptop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 email that takes you 10 minutes to write, sent to 100 people, 99 of whom take 3 seconds to realise they should ignore it and on the whom reads it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one simple google search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5 minutes web browsing from a smartph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5 minutes web browsing from a laptop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single text messag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y lightweight plastic carrier bag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vier supermarket bag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avweight ‘bag for life’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yson Airblad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 paper towe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ndard electric dry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ycled and lightweight paper carrier bag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 fashion paper bag from mainly virgin pap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ick expert ironing of a shir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 ironing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roning of a thorougly crumped shi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 hour zoom call on 13-inch Mac-Book Pr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 hour zoom call on an averagely efficient laptop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ne hour zoom call on desktop compute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00g portion of carrots – local, in season, full-size varieties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00g portion of carrots – local, in season, baby carrot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00g portion of carrots – full-size varieties, shipped within Europ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20:30:13.742385360</meta:creation-date>
    <dc:date>2023-02-25T21:11:57.680695698</dc:date>
    <meta:editing-duration>PT38M8S</meta:editing-duration>
    <meta:editing-cycles>2</meta:editing-cycles>
    <meta:generator>LibreOffice/7.4.1.2$MacOSX_AARCH64 LibreOffice_project/3c58a8f3a960df8bc8fd77b461821e42c061c5f0</meta:generator>
    <meta:document-statistic meta:table-count="1" meta:cell-count="57" meta:object-count="0"/>
  </office:meta>
</office:document-meta>
</file>